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Você disse:</text:h>
      <text:p text:style-name="Text_20_body">pode refatora o codigo html só que ao inves de flex utilizar apenas div pra fazer as divisões?</text:p>
      <text:h text:style-name="Heading_20_6" text:outline-level="6">O ChatGPT disse:</text:h>
      <text:p text:style-name="Text_20_body">Claro! Pode me mandar o código HTML que você quer que eu refatore? Assim eu faço a versão sem usar flex, só com <text:span text:style-name="Source_20_Text">&lt;div&gt;</text:span> e outras formas tradicionais de dividir a página.</text:p>
      <text:h text:style-name="Heading_20_5" text:outline-level="5">Você disse:</text:h>
      <text:p text:style-name="Text_20_body">&lt;!DOCTYPE html&gt; &lt;html lang="pt-br"&gt; &lt;head&gt; &lt;meta charset="UTF-8"&gt; &lt;meta name="viewport" content="width=device-width, initial-scale=1.0"&gt; &lt;title&gt;PROJETO&lt;/title&gt; &lt;style&gt; * { margin: 0; padding: 0; box-sizing: border-box; } body, html { height: 100%; } .container { display: flex; flex-wrap: wrap; width: 100vw; height: 100vh; } .box { width: 50%; height: 50%; display: flex; justify-content: center; align-items: center; border: 2px solid #000; font-size: 24px; background-color: #dcdcdc; } &lt;/style&gt; &lt;/head&gt; &lt;body&gt; &lt;div class="container"&gt; &lt;div class="box"&gt;Teste 1&lt;/div&gt; &lt;div class="box"&gt;Teste 2&lt;/div&gt; &lt;div class="box"&gt;Teste 3&lt;/div&gt; &lt;div class="box"&gt;Teste 4&lt;/div&gt; &lt;/div&gt; &lt;/body&gt; &lt;/html&gt;</text:p>
      <text:h text:style-name="Heading_20_6" text:outline-level="6">O ChatGPT disse:</text:h>
      <text:p text:style-name="Text_20_body">Claro! Vou refatorar o seu código removendo o uso de <text:span text:style-name="Source_20_Text">flex</text:span> e utilizando apenas <text:span text:style-name="Source_20_Text">&lt;div&gt;</text:span> com posicionamento tradicional e <text:span text:style-name="Source_20_Text">inline-block</text:span> para fazer as divisões.</text:p>
      <text:p text:style-name="Text_20_body">Aqui está a versão refatorada:</text:p>
      <text:p text:style-name="P1"><text:span text:style-name="Source_20_Text">&lt;!DOCTYPE html&gt;</text:span></text:p>
      <text:p text:style-name="P1"><text:span text:style-name="Source_20_Text">&lt;html lang="pt-br"&gt;</text:span></text:p>
      <text:p text:style-name="P1"><text:span text:style-name="Source_20_Text">&lt;head&gt;</text:span></text:p>
      <text:p text:style-name="P1"><text:span text:style-name="Source_20_Text"><text:s text:c="2"/>&lt;meta charset="UTF-8" /&gt;</text:span></text:p>
      <text:p text:style-name="P1"><text:span text:style-name="Source_20_Text"><text:s text:c="2"/>&lt;meta name="viewport" content="width=device-width, initial-scale=1" /&gt;</text:span></text:p>
      <text:p text:style-name="P1"><text:span text:style-name="Source_20_Text"><text:s text:c="2"/>&lt;title&gt;PROJETO&lt;/title&gt;</text:span></text:p>
      <text:p text:style-name="P1"><text:span text:style-name="Source_20_Text"><text:s text:c="2"/>&lt;style&gt;</text:span></text:p>
      <text:p text:style-name="P1"><text:span text:style-name="Source_20_Text"><text:s text:c="4"/>* {</text:span></text:p>
      <text:p text:style-name="P1"><text:span text:style-name="Source_20_Text"><text:s text:c="6"/>margin: 0;</text:span></text:p>
      <text:p text:style-name="P1"><text:span text:style-name="Source_20_Text"><text:s text:c="6"/>padding: 0;</text:span></text:p>
      <text:p text:style-name="P1"><text:span text:style-name="Source_20_Text"><text:s text:c="6"/>box-sizing: border-box;</text:span></text:p>
      <text:p text:style-name="P1"><text:span text:style-name="Source_20_Text"><text:s text:c="4"/>}</text:span></text:p>
      <text:p text:style-name="P1"><text:span text:style-name="Source_20_Text"><text:s text:c="4"/>body, html {</text:span></text:p>
      <text:p text:style-name="P1"><text:span text:style-name="Source_20_Text"><text:s text:c="6"/>height: 100%;</text:span></text:p>
      <text:p text:style-name="P1"><text:span text:style-name="Source_20_Text"><text:s text:c="6"/>width: 100%;</text:span></text:p>
      <text:p text:style-name="P1"><text:span text:style-name="Source_20_Text"><text:s text:c="4"/>}</text:span></text:p>
      <text:p text:style-name="P1"><text:span text:style-name="Source_20_Text"><text:s text:c="4"/>.container {</text:span></text:p>
      <text:p text:style-name="P1"><text:span text:style-name="Source_20_Text"><text:s text:c="6"/>width: 100vw;</text:span></text:p>
      <text:p text:style-name="P1"><text:span text:style-name="Source_20_Text"><text:s text:c="6"/>height: 100vh;</text:span></text:p>
      <text:p text:style-name="P1"><text:span text:style-name="Source_20_Text"><text:s text:c="6"/>font-size: 24px;</text:span></text:p>
      <text:p text:style-name="P1"><text:span text:style-name="Source_20_Text"><text:s text:c="4"/>}</text:span></text:p>
      <text:p text:style-name="P1"><text:span text:style-name="Source_20_Text"><text:s text:c="4"/>.box {</text:span></text:p>
      <text:p text:style-name="P1"><text:span text:style-name="Source_20_Text"><text:s text:c="6"/>display: inline-block;</text:span></text:p>
      <text:p text:style-name="P1"><text:span text:style-name="Source_20_Text"><text:s text:c="6"/>width: 50%;</text:span></text:p>
      <text:p text:style-name="P1"><text:span text:style-name="Source_20_Text"><text:s text:c="6"/>height: 50%;</text:span></text:p>
      <text:p text:style-name="P1"><text:span text:style-name="Source_20_Text"><text:s text:c="6"/>border: 2px solid #000;</text:span></text:p>
      <text:p text:style-name="P1"><text:span text:style-name="Source_20_Text"><text:s text:c="6"/>background-color: #dcdcdc;</text:span></text:p>
      <text:p text:style-name="P1"><text:span text:style-name="Source_20_Text"><text:s text:c="6"/>text-align: center;</text:span></text:p>
      <text:p text:style-name="P1"><text:span text:style-name="Source_20_Text"><text:s text:c="6"/>vertical-align: middle;</text:span></text:p>
      <text:p text:style-name="P1"><text:span text:style-name="Source_20_Text"><text:s text:c="6"/>/* Para centralizar o texto verticalmente */</text:span></text:p>
      <text:p text:style-name="P1"><text:span text:style-name="Source_20_Text"><text:s text:c="6"/>line-height: calc(50vh);</text:span></text:p>
      <text:p text:style-name="P1"><text:span text:style-name="Source_20_Text"><text:s text:c="6"/>/* Ajusta a linha para a altura da box */</text:span></text:p>
      <text:p text:style-name="P1"><text:span text:style-name="Source_20_Text"><text:s text:c="4"/>}</text:span></text:p>
      <text:p text:style-name="P1"><text:span text:style-name="Source_20_Text"><text:s text:c="2"/>&lt;/style&gt;</text:span></text:p>
      <text:p text:style-name="P1"><text:span text:style-name="Source_20_Text">&lt;/head&gt;</text:span></text:p>
      <text:p text:style-name="P1"><text:soft-page-break/><text:span text:style-name="Source_20_Text">&lt;body&gt;</text:span></text:p>
      <text:p text:style-name="P1"/>
      <text:p text:style-name="P1"><text:span text:style-name="Source_20_Text"><text:s text:c="2"/>&lt;div class="container"&gt;</text:span></text:p>
      <text:p text:style-name="P1"><text:span text:style-name="Source_20_Text"><text:s text:c="4"/>&lt;div class="box"&gt;Teste 1&lt;/div&gt;</text:span></text:p>
      <text:p text:style-name="P1"><text:span text:style-name="Source_20_Text"><text:s text:c="4"/>&lt;div class="box"&gt;Teste 2&lt;/div&gt;</text:span></text:p>
      <text:p text:style-name="P1"><text:span text:style-name="Source_20_Text"><text:s text:c="4"/>&lt;div class="box"&gt;Teste 3&lt;/div&gt;</text:span></text:p>
      <text:p text:style-name="P1"><text:span text:style-name="Source_20_Text"><text:s text:c="4"/>&lt;div class="box"&gt;Teste 4&lt;/div&gt;</text:span></text:p>
      <text:p text:style-name="P1"><text:span text:style-name="Source_20_Text"><text:s text:c="2"/>&lt;/div&gt;</text:span></text:p>
      <text:p text:style-name="P1"/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3" text:outline-level="3">Como funciona:</text:h>
      <text:list xml:id="list113194183" text:style-name="L1">
        <text:list-item>
          <text:p text:style-name="P3">A <text:span text:style-name="Source_20_Text">.box</text:span> é <text:span text:style-name="Source_20_Text">inline-block</text:span> com largura e altura de 50%, assim elas ficam lado a lado e em duas linhas.</text:p>
        </text:list-item>
        <text:list-item>
          <text:p text:style-name="P3">Para centralizar o texto horizontalmente, uso <text:span text:style-name="Source_20_Text">text-align: center</text:span>.</text:p>
        </text:list-item>
        <text:list-item>
          <text:p text:style-name="P3">Para centralizar verticalmente, usei <text:span text:style-name="Source_20_Text">line-height</text:span> igual à altura da caixa (50vh).</text:p>
        </text:list-item>
        <text:list-item>
          <text:p text:style-name="P3">O <text:span text:style-name="Source_20_Text">vertical-align: middle</text:span> ajuda a alinhar verticalmente as caixas.</text:p>
        </text:list-item>
      </text:list>
      <text:p text:style-name="Text_20_body">Se preferir, posso ajudar com outras técnicas de centralização ou layout! Quer?</text:p>
      <text:h text:style-name="Heading_20_5" text:outline-level="5">Você disse:</text:h>
      <text:p text:style-name="Text_20_body">so que deve ficar 2 linhas e duas colunas seguindo numa linha teste 1 e teste 3 e na outra teste 2 e teste 4</text:p>
      <text:h text:style-name="Heading_20_6" text:outline-level="6">O ChatGPT disse:</text:h>
      <text:p text:style-name="Text_20_body">Entendi! Você quer que as caixas fiquem organizadas assim:</text:p>
      <text:list xml:id="list2041317493" text:style-name="L2">
        <text:list-item>
          <text:p text:style-name="P4">Linha 1: <text:span text:style-name="Strong_20_Emphasis">Teste 1</text:span> e <text:span text:style-name="Strong_20_Emphasis">Teste 3</text:span></text:p>
        </text:list-item>
        <text:list-item>
          <text:p text:style-name="P4">Linha 2: <text:span text:style-name="Strong_20_Emphasis">Teste 2</text:span> e <text:span text:style-name="Strong_20_Emphasis">Teste 4</text:span></text:p>
        </text:list-item>
      </text:list>
      <text:p text:style-name="Text_20_body">Ou seja, as colunas são "Teste 1" acima de "Teste 2" e "Teste 3" acima de "Teste 4".</text:p>
      <text:p text:style-name="Text_20_body">Vou fazer a alteração para que fique assim, usando só <text:span text:style-name="Source_20_Text">&lt;div&gt;</text:span> e sem flexbox:</text:p>
      <text:p text:style-name="P1"><text:span text:style-name="Source_20_Text">&lt;!DOCTYPE html&gt;</text:span></text:p>
      <text:p text:style-name="P1"><text:span text:style-name="Source_20_Text">&lt;html lang="pt-br"&gt;</text:span></text:p>
      <text:p text:style-name="P1"><text:span text:style-name="Source_20_Text">&lt;head&gt;</text:span></text:p>
      <text:p text:style-name="P1"><text:span text:style-name="Source_20_Text"><text:s text:c="2"/>&lt;meta charset="UTF-8" /&gt;</text:span></text:p>
      <text:p text:style-name="P1"><text:span text:style-name="Source_20_Text"><text:s text:c="2"/>&lt;meta name="viewport" content="width=device-width, initial-scale=1" /&gt;</text:span></text:p>
      <text:p text:style-name="P1"><text:span text:style-name="Source_20_Text"><text:s text:c="2"/>&lt;title&gt;PROJETO&lt;/title&gt;</text:span></text:p>
      <text:p text:style-name="P1"><text:span text:style-name="Source_20_Text"><text:s text:c="2"/>&lt;style&gt;</text:span></text:p>
      <text:p text:style-name="P1"><text:span text:style-name="Source_20_Text"><text:s text:c="4"/>* {</text:span></text:p>
      <text:p text:style-name="P1"><text:span text:style-name="Source_20_Text"><text:s text:c="6"/>margin: 0;</text:span></text:p>
      <text:p text:style-name="P1"><text:span text:style-name="Source_20_Text"><text:s text:c="6"/>padding: 0;</text:span></text:p>
      <text:p text:style-name="P1"><text:span text:style-name="Source_20_Text"><text:s text:c="6"/>box-sizing: border-box;</text:span></text:p>
      <text:p text:style-name="P1"><text:span text:style-name="Source_20_Text"><text:s text:c="4"/>}</text:span></text:p>
      <text:p text:style-name="P1"><text:span text:style-name="Source_20_Text"><text:s text:c="4"/>body, html {</text:span></text:p>
      <text:p text:style-name="P1"><text:span text:style-name="Source_20_Text"><text:s text:c="6"/>height: 100%;</text:span></text:p>
      <text:p text:style-name="P1"><text:span text:style-name="Source_20_Text"><text:s text:c="6"/>width: 100%;</text:span></text:p>
      <text:p text:style-name="P1"><text:span text:style-name="Source_20_Text"><text:s text:c="4"/>}</text:span></text:p>
      <text:p text:style-name="P1"><text:span text:style-name="Source_20_Text"><text:s text:c="4"/>.container {</text:span></text:p>
      <text:p text:style-name="P1"><text:span text:style-name="Source_20_Text"><text:s text:c="6"/>width: 100vw;</text:span></text:p>
      <text:p text:style-name="P1"><text:span text:style-name="Source_20_Text"><text:s text:c="6"/>height: 100vh;</text:span></text:p>
      <text:p text:style-name="P1"><text:soft-page-break/><text:span text:style-name="Source_20_Text"><text:s text:c="6"/>font-size: 24px;</text:span></text:p>
      <text:p text:style-name="P1"><text:span text:style-name="Source_20_Text"><text:s text:c="6"/>position: relative;</text:span></text:p>
      <text:p text:style-name="P1"><text:span text:style-name="Source_20_Text"><text:s text:c="4"/>}</text:span></text:p>
      <text:p text:style-name="P1"><text:span text:style-name="Source_20_Text"><text:s text:c="4"/>.coluna {</text:span></text:p>
      <text:p text:style-name="P1"><text:span text:style-name="Source_20_Text"><text:s text:c="6"/>display: inline-block;</text:span></text:p>
      <text:p text:style-name="P1"><text:span text:style-name="Source_20_Text"><text:s text:c="6"/>width: 50%;</text:span></text:p>
      <text:p text:style-name="P1"><text:span text:style-name="Source_20_Text"><text:s text:c="6"/>height: 100%;</text:span></text:p>
      <text:p text:style-name="P1"><text:span text:style-name="Source_20_Text"><text:s text:c="6"/>vertical-align: top;</text:span></text:p>
      <text:p text:style-name="P1"><text:span text:style-name="Source_20_Text"><text:s text:c="6"/>box-sizing: border-box;</text:span></text:p>
      <text:p text:style-name="P1"><text:span text:style-name="Source_20_Text"><text:s text:c="4"/>}</text:span></text:p>
      <text:p text:style-name="P1"><text:span text:style-name="Source_20_Text"><text:s text:c="4"/>.box {</text:span></text:p>
      <text:p text:style-name="P1"><text:span text:style-name="Source_20_Text"><text:s text:c="6"/>height: 50%;</text:span></text:p>
      <text:p text:style-name="P1"><text:span text:style-name="Source_20_Text"><text:s text:c="6"/>border: 2px solid #000;</text:span></text:p>
      <text:p text:style-name="P1"><text:span text:style-name="Source_20_Text"><text:s text:c="6"/>background-color: #dcdcdc;</text:span></text:p>
      <text:p text:style-name="P1"><text:span text:style-name="Source_20_Text"><text:s text:c="6"/>text-align: center;</text:span></text:p>
      <text:p text:style-name="P1"><text:span text:style-name="Source_20_Text"><text:s text:c="6"/>line-height: calc(50vh);</text:span></text:p>
      <text:p text:style-name="P1"><text:span text:style-name="Source_20_Text"><text:s text:c="6"/>box-sizing: border-box;</text:span></text:p>
      <text:p text:style-name="P1"><text:span text:style-name="Source_20_Text"><text:s text:c="4"/>}</text:span></text:p>
      <text:p text:style-name="P1"><text:span text:style-name="Source_20_Text"><text:s text:c="2"/>&lt;/sty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/>
      <text:p text:style-name="P1"><text:span text:style-name="Source_20_Text"><text:s text:c="2"/>&lt;div class="container"&gt;</text:span></text:p>
      <text:p text:style-name="P1"><text:span text:style-name="Source_20_Text"><text:s text:c="4"/>&lt;div class="coluna"&gt;</text:span></text:p>
      <text:p text:style-name="P1"><text:span text:style-name="Source_20_Text"><text:s text:c="6"/>&lt;div class="box"&gt;Teste 1&lt;/div&gt;</text:span></text:p>
      <text:p text:style-name="P1"><text:span text:style-name="Source_20_Text"><text:s text:c="6"/>&lt;div class="box"&gt;Teste 2&lt;/div&gt;</text:span></text:p>
      <text:p text:style-name="P1"><text:span text:style-name="Source_20_Text"><text:s text:c="4"/>&lt;/div&gt;</text:span></text:p>
      <text:p text:style-name="P1"><text:span text:style-name="Source_20_Text"><text:s text:c="4"/>&lt;div class="coluna"&gt;</text:span></text:p>
      <text:p text:style-name="P1"><text:span text:style-name="Source_20_Text"><text:s text:c="6"/>&lt;div class="box"&gt;Teste 3&lt;/div&gt;</text:span></text:p>
      <text:p text:style-name="P1"><text:span text:style-name="Source_20_Text"><text:s text:c="6"/>&lt;div class="box"&gt;Teste 4&lt;/div&gt;</text:span></text:p>
      <text:p text:style-name="P1"><text:span text:style-name="Source_20_Text"><text:s text:c="4"/>&lt;/div&gt;</text:span></text:p>
      <text:p text:style-name="P1"><text:span text:style-name="Source_20_Text"><text:s text:c="2"/>&lt;/div&gt;</text:span></text:p>
      <text:p text:style-name="P1"/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3" text:outline-level="3">Como ficou:</text:h>
      <text:list xml:id="list344941842" text:style-name="L3">
        <text:list-item>
          <text:p text:style-name="P5">A <text:span text:style-name="Source_20_Text">.container</text:span> tem 2 colunas (<text:span text:style-name="Source_20_Text">.coluna</text:span>), cada uma com 50% da largura e 100% da altura.</text:p>
        </text:list-item>
        <text:list-item>
          <text:p text:style-name="P5">Cada coluna tem 2 <text:span text:style-name="Source_20_Text">.box</text:span> empilhadas verticalmente, cada uma com 50% da altura da coluna.</text:p>
        </text:list-item>
        <text:list-item>
          <text:p text:style-name="P5">Assim, a ordem vertical fica:</text:p>
          <text:list>
            <text:list-item>
              <text:p text:style-name="P5">Coluna 1: Teste 1 (topo), Teste 2 (embaixo)</text:p>
            </text:list-item>
            <text:list-item>
              <text:p text:style-name="P5">Coluna 2: Teste 3 (topo), Teste 4 (embaixo)</text:p>
            </text:list-item>
          </text:list>
        </text:list-item>
      </text:list>
      <text:p text:style-name="Text_20_body">Quer que eu faça alguma outra modificação?</text:p>
      <text:h text:style-name="Heading_20_5" text:outline-level="5">Você disse:</text:h>
      <text:p text:style-name="Text_20_body">tem que ficar como na imagem </text:p>
      <text:h text:style-name="Heading_20_6" text:outline-level="6">O ChatGPT disse:</text:h>
      <text:p text:style-name="Text_20_body">Pode enviar a imagem, por favor? Assim eu consigo entender exatamente como você quer que fique e refatoro o código de acordo.</text:p>
      <text:h text:style-name="Heading_20_5" text:outline-level="5"><text:soft-page-break/>Você disse:</text:h>
      <text:p text:style-name="Text_20_body">teste 1 | teste3 teste 2 | teste4</text:p>
      <text:h text:style-name="Heading_20_6" text:outline-level="6">O ChatGPT disse:</text:h>
      <text:p text:style-name="Text_20_body">Show! Agora ficou claro — você quer a disposição assim, 2 linhas e 2 colunas:</text:p>
      <text:p text:style-name="P1"><text:span text:style-name="Source_20_Text">Teste 1 | Teste 3</text:span></text:p>
      <text:p text:style-name="P2"><text:span text:style-name="Source_20_Text">Teste 2 | Teste 4</text:span></text:p>
      <text:p text:style-name="Text_20_body">Ou seja:</text:p>
      <text:list xml:id="list210466027" text:style-name="L4">
        <text:list-item>
          <text:p text:style-name="P6">linha 1 = Teste 1 e Teste 3 lado a lado</text:p>
        </text:list-item>
        <text:list-item>
          <text:p text:style-name="P6">linha 2 = Teste 2 e Teste 4 lado a lado</text:p>
        </text:list-item>
      </text:list>
      <text:p text:style-name="Text_20_body">Vou refatorar o código sem flexbox, só com divs e usando <text:span text:style-name="Source_20_Text">inline-block</text:span> para posicionar as caixas lado a lado, e empilhar as linhas com divs “linha”:</text:p>
      <text:p text:style-name="P1"><text:span text:style-name="Source_20_Text">&lt;!DOCTYPE html&gt;</text:span></text:p>
      <text:p text:style-name="P1"><text:span text:style-name="Source_20_Text">&lt;html lang="pt-br"&gt;</text:span></text:p>
      <text:p text:style-name="P1"><text:span text:style-name="Source_20_Text">&lt;head&gt;</text:span></text:p>
      <text:p text:style-name="P1"><text:span text:style-name="Source_20_Text"><text:s text:c="2"/>&lt;meta charset="UTF-8" /&gt;</text:span></text:p>
      <text:p text:style-name="P1"><text:span text:style-name="Source_20_Text"><text:s text:c="2"/>&lt;meta name="viewport" content="width=device-width, initial-scale=1" /&gt;</text:span></text:p>
      <text:p text:style-name="P1"><text:span text:style-name="Source_20_Text"><text:s text:c="2"/>&lt;title&gt;PROJETO&lt;/title&gt;</text:span></text:p>
      <text:p text:style-name="P1"><text:span text:style-name="Source_20_Text"><text:s text:c="2"/>&lt;style&gt;</text:span></text:p>
      <text:p text:style-name="P1"><text:span text:style-name="Source_20_Text"><text:s text:c="4"/>* {</text:span></text:p>
      <text:p text:style-name="P1"><text:span text:style-name="Source_20_Text"><text:s text:c="6"/>margin: 0;</text:span></text:p>
      <text:p text:style-name="P1"><text:span text:style-name="Source_20_Text"><text:s text:c="6"/>padding: 0;</text:span></text:p>
      <text:p text:style-name="P1"><text:span text:style-name="Source_20_Text"><text:s text:c="6"/>box-sizing: border-box;</text:span></text:p>
      <text:p text:style-name="P1"><text:span text:style-name="Source_20_Text"><text:s text:c="4"/>}</text:span></text:p>
      <text:p text:style-name="P1"><text:span text:style-name="Source_20_Text"><text:s text:c="4"/>body, html {</text:span></text:p>
      <text:p text:style-name="P1"><text:span text:style-name="Source_20_Text"><text:s text:c="6"/>height: 100%;</text:span></text:p>
      <text:p text:style-name="P1"><text:span text:style-name="Source_20_Text"><text:s text:c="6"/>width: 100%;</text:span></text:p>
      <text:p text:style-name="P1"><text:span text:style-name="Source_20_Text"><text:s text:c="4"/>}</text:span></text:p>
      <text:p text:style-name="P1"><text:span text:style-name="Source_20_Text"><text:s text:c="4"/>.container {</text:span></text:p>
      <text:p text:style-name="P1"><text:span text:style-name="Source_20_Text"><text:s text:c="6"/>width: 100vw;</text:span></text:p>
      <text:p text:style-name="P1"><text:span text:style-name="Source_20_Text"><text:s text:c="6"/>height: 100vh;</text:span></text:p>
      <text:p text:style-name="P1"><text:span text:style-name="Source_20_Text"><text:s text:c="6"/>font-size: 24px;</text:span></text:p>
      <text:p text:style-name="P1"><text:span text:style-name="Source_20_Text"><text:s text:c="4"/>}</text:span></text:p>
      <text:p text:style-name="P1"><text:span text:style-name="Source_20_Text"><text:s text:c="4"/>.linha {</text:span></text:p>
      <text:p text:style-name="P1"><text:span text:style-name="Source_20_Text"><text:s text:c="6"/>width: 100%;</text:span></text:p>
      <text:p text:style-name="P1"><text:span text:style-name="Source_20_Text"><text:s text:c="6"/>height: 50%;</text:span></text:p>
      <text:p text:style-name="P1"><text:span text:style-name="Source_20_Text"><text:s text:c="6"/>white-space: nowrap; /* evitar quebra */</text:span></text:p>
      <text:p text:style-name="P1"><text:span text:style-name="Source_20_Text"><text:s text:c="4"/>}</text:span></text:p>
      <text:p text:style-name="P1"><text:span text:style-name="Source_20_Text"><text:s text:c="4"/>.box {</text:span></text:p>
      <text:p text:style-name="P1"><text:span text:style-name="Source_20_Text"><text:s text:c="6"/>display: inline-block;</text:span></text:p>
      <text:p text:style-name="P1"><text:span text:style-name="Source_20_Text"><text:s text:c="6"/>width: 50%;</text:span></text:p>
      <text:p text:style-name="P1"><text:span text:style-name="Source_20_Text"><text:s text:c="6"/>height: 100%;</text:span></text:p>
      <text:p text:style-name="P1"><text:span text:style-name="Source_20_Text"><text:s text:c="6"/>border: 2px solid #000;</text:span></text:p>
      <text:p text:style-name="P1"><text:span text:style-name="Source_20_Text"><text:s text:c="6"/>background-color: #dcdcdc;</text:span></text:p>
      <text:p text:style-name="P1"><text:span text:style-name="Source_20_Text"><text:s text:c="6"/>text-align: center;</text:span></text:p>
      <text:p text:style-name="P1"><text:span text:style-name="Source_20_Text"><text:s text:c="6"/>line-height: calc(50vh); /* centraliza vertical */</text:span></text:p>
      <text:p text:style-name="P1"><text:span text:style-name="Source_20_Text"><text:s text:c="6"/>box-sizing: border-box;</text:span></text:p>
      <text:p text:style-name="P1"><text:span text:style-name="Source_20_Text"><text:s text:c="6"/>vertical-align: top;</text:span></text:p>
      <text:p text:style-name="P1"><text:span text:style-name="Source_20_Text"><text:s text:c="4"/>}</text:span></text:p>
      <text:p text:style-name="P1"><text:span text:style-name="Source_20_Text"><text:s text:c="2"/>&lt;/sty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/>
      <text:p text:style-name="P1"><text:span text:style-name="Source_20_Text"><text:s text:c="2"/>&lt;div class="container"&gt;</text:span></text:p>
      <text:p text:style-name="P1"><text:span text:style-name="Source_20_Text"><text:s text:c="4"/>&lt;div class="linha"&gt;</text:span></text:p>
      <text:p text:style-name="P1"><text:span text:style-name="Source_20_Text"><text:s text:c="6"/>&lt;div class="box"&gt;Teste 1&lt;/div&gt;</text:span></text:p>
      <text:p text:style-name="P1"><text:soft-page-break/><text:span text:style-name="Source_20_Text"><text:s text:c="6"/>&lt;div class="box"&gt;Teste 3&lt;/div&gt;</text:span></text:p>
      <text:p text:style-name="P1"><text:span text:style-name="Source_20_Text"><text:s text:c="4"/>&lt;/div&gt;</text:span></text:p>
      <text:p text:style-name="P1"><text:span text:style-name="Source_20_Text"><text:s text:c="4"/>&lt;div class="linha"&gt;</text:span></text:p>
      <text:p text:style-name="P1"><text:span text:style-name="Source_20_Text"><text:s text:c="6"/>&lt;div class="box"&gt;Teste 2&lt;/div&gt;</text:span></text:p>
      <text:p text:style-name="P1"><text:span text:style-name="Source_20_Text"><text:s text:c="6"/>&lt;div class="box"&gt;Teste 4&lt;/div&gt;</text:span></text:p>
      <text:p text:style-name="P1"><text:span text:style-name="Source_20_Text"><text:s text:c="4"/>&lt;/div&gt;</text:span></text:p>
      <text:p text:style-name="P1"><text:span text:style-name="Source_20_Text"><text:s text:c="2"/>&lt;/div&gt;</text:span></text:p>
      <text:p text:style-name="P1"/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p text:style-name="Text_20_body"><text:span text:style-name="Strong_20_Emphasis">Explicação:</text:span></text:p>
      <text:list xml:id="list3451372732" text:style-name="L5">
        <text:list-item>
          <text:p text:style-name="P7"><text:span text:style-name="Source_20_Text">.container</text:span> tem altura 100vh e largura 100vw.</text:p>
        </text:list-item>
        <text:list-item>
          <text:p text:style-name="P7">Cada <text:span text:style-name="Source_20_Text">.linha</text:span> ocupa metade da altura da tela.</text:p>
        </text:list-item>
        <text:list-item>
          <text:p text:style-name="P7">Cada <text:span text:style-name="Source_20_Text">.box</text:span> tem metade da largura da linha, ficando lado a lado.</text:p>
        </text:list-item>
        <text:list-item>
          <text:p text:style-name="P7">O texto está centralizado vertical e horizontalmente usando <text:span text:style-name="Source_20_Text">line-height</text:span> igual à altura da linha.</text:p>
        </text:list-item>
      </text:list>
      <text:p text:style-name="Text_20_body">Assim você tem exatamente o layout que pediu, sem flexbox, só com divs e estilos básicos. Quer testar? Quer que eu ajude com responsividade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2:06:01.474436097</meta:creation-date>
    <dc:date>2025-05-31T12:06:25.387452497</dc:date>
    <meta:editing-duration>PT24S</meta:editing-duration>
    <meta:editing-cycles>1</meta:editing-cycles>
    <meta:document-statistic meta:table-count="0" meta:image-count="0" meta:object-count="0" meta:page-count="5" meta:paragraph-count="198" meta:word-count="885" meta:character-count="6277" meta:non-whitespace-character-count="5007"/>
    <meta:generator>LibreOffice/7.3.7.2$Linux_X86_64 LibreOffice_project/30$Build-2</meta:generator>
  </office:meta>
</office:document-meta>
</file>